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2.49pt solid #000000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6pt solid #ffffff" style:shadow="none"/>
    </style:style>
    <style:style style:name="gr1" style:family="graphic">
      <style:graphic-properties draw:stroke="solid" svg:stroke-width="0.051cm" draw:marker-end="Fin_20_de_20_línea_20_1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3" text:anchor-type="paragraph" svg:x="3.466cm" svg:y="4.852cm" svg:width="2.895cm" draw:z-index="0"><draw:text-box fo:min-height="3.717cm"><text:p text:style-name="P1"><draw:frame draw:style-name="fr1" draw:name="Marco4" text:anchor-type="paragraph" svg:x="8.553cm" svg:y="-0.224cm" svg:width="2.895cm" draw:z-index="1"><draw:text-box fo:min-height="3.717cm"><text:p text:style-name="P1"/><text:p text:style-name="P1">Se proyecta en un plano de proyección.</text:p></draw:text-box></draw:frame></text:p><text:p text:style-name="P1">Se recorta de acuerdo al volumen de la vista. </text:p></draw:text-box></draw:frame><draw:frame draw:style-name="fr1" draw:name="Marco1" text:anchor-type="paragraph" svg:x="16.607cm" svg:y="4.745cm" svg:width="2.895cm" draw:z-index="2"><draw:text-box fo:min-height="3.717cm"><text:p text:style-name="P1"/><text:p text:style-name="P1">Se transforma <text:s/>en una vista de una pantalla 2D</text:p></draw:text-box></draw:frame><draw:frame draw:style-name="fr2" draw:name="Marco2" text:anchor-type="paragraph" svg:x="-1.293cm" svg:y="5.57cm" svg:width="3.42cm" draw:z-index="3"><draw:text-box fo:min-height="1.764cm"><text:p text:style-name="P1">Primitivas de las coordenadas universales. </text:p></draw:text-box></draw:frame><draw:frame draw:style-name="fr2" draw:name="Marco5" text:anchor-type="paragraph" svg:x="20.765cm" svg:y="5.644cm" svg:width="3.42cm" draw:z-index="4"><draw:text-box fo:min-height="1.764cm"><text:p text:style-name="P1">Coordenadas para dispositivos 2D</text:p></draw:text-box></draw:frame><draw:frame draw:style-name="fr2" draw:name="Marco6" text:anchor-type="paragraph" svg:x="7.553cm" svg:y="5.706cm" svg:width="3.42cm" draw:z-index="5"><draw:text-box fo:min-height="1.764cm"><text:p text:style-name="P1">Coordenadas universales recortadas. </text:p></draw:text-box></draw:frame><draw:line text:anchor-type="paragraph" draw:z-index="6" draw:style-name="gr1" draw:text-style-name="P2" svg:x1="19.5cm" svg:y1="6.563cm" svg:x2="20.989cm" svg:y2="6.563cm"><text:p/></draw:line><draw:line text:anchor-type="paragraph" draw:z-index="7" draw:style-name="gr1" draw:text-style-name="P2" svg:x1="15.118cm" svg:y1="6.563cm" svg:x2="16.607cm" svg:y2="6.563cm"><text:p/></draw:line><draw:line text:anchor-type="paragraph" draw:z-index="8" draw:style-name="gr1" draw:text-style-name="P2" svg:x1="10.811cm" svg:y1="6.563cm" svg:x2="12.3cm" svg:y2="6.563cm"><text:p/></draw:line><draw:line text:anchor-type="paragraph" draw:z-index="9" draw:style-name="gr1" draw:text-style-name="P2" svg:x1="6.264cm" svg:y1="6.563cm" svg:x2="7.753cm" svg:y2="6.563cm"><text:p/></draw:line><draw:line text:anchor-type="paragraph" draw:z-index="10" draw:style-name="gr1" draw:text-style-name="P2" svg:x1="1.977cm" svg:y1="6.563cm" svg:x2="3.466cm" svg:y2="6.56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1" draw:display-name="Fin de línea 1" svg:viewBox="0 0 1321 3493" svg:d="m1321 3493h-1321l702-3493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Zavaleta </meta:initial-creator>
    <meta:creation-date>2011-09-10T04:24:09</meta:creation-date>
    <dc:date>2011-11-22T21:45:10</dc:date>
    <dc:creator>luisZavaleta </dc:creator>
    <meta:editing-duration>PT3H40M34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6" meta:word-count="37" meta:character-count="241" meta:non-whitespace-character-count="206"/>
  </office:meta>
</office:document-meta>
</file>